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3153in" fo:margin-left="0.5639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31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3153in" fo:margin-left="0.5639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3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3785in" fo:margin-left="0.5639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37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" style:family="table">
      <style:table-properties style:width="6.3785in" fo:margin-left="0.5639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3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" style:family="table">
      <style:table-properties style:width="6.3785in" fo:margin-left="0.5639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5.3785in"/>
    </style:style>
    <style:style style:name="Table6.1" style:family="table-row">
      <style:table-row-properties style:min-row-height="1.378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ffffff" style:text-line-through-style="none" style:text-line-through-type="none" style:font-name="Arial" fo:font-size="31.1499996185303pt" fo:font-style="normal" style:text-underline-style="none" fo:font-weight="normal" style:text-blinking="false" fo:background-color="#4a86e8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officeooo:rsid="0007d96f" officeooo:paragraph-rsid="0007d96f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6pt" officeooo:rsid="0007d96f" officeooo:paragraph-rsid="0007d96f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1" fo:font-size="16pt" officeooo:rsid="0007d96f" officeooo:paragraph-rsid="0007d96f" style:font-size-asian="16pt" style:font-size-complex="16pt"/>
    </style:style>
    <style:style style:name="P5" style:family="paragraph" style:parent-style-name="Standard" style:list-style-name="L1">
      <style:text-properties style:font-name="Arial1" fo:font-size="16pt" officeooo:rsid="0007d96f" officeooo:paragraph-rsid="0007d96f" style:font-size-asian="14pt" style:font-size-complex="16pt"/>
    </style:style>
    <style:style style:name="P6" style:family="paragraph" style:parent-style-name="Standard">
      <style:text-properties style:font-name="Arial1" fo:font-size="16pt" officeooo:rsid="0007d96f" officeooo:paragraph-rsid="0007d96f" style:font-size-asian="14pt" style:font-size-complex="16pt"/>
    </style:style>
    <style:style style:name="P7" style:family="paragraph" style:parent-style-name="Standard">
      <style:text-properties officeooo:paragraph-rsid="0007d96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f659573-2cd5-8405-f034-92af0ea8f8bf"/>TINKER ACADEMY</text:p>
      <text:p text:style-name="Standard"/>
      <text:p text:style-name="Standard"/>
      <text:p text:style-name="P2">Quiz 0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Welcome to the Class! </text:p>
            <text:p text:style-name="P3"/>
            <text:p text:style-name="P3">This quiz will help us get to know you better!</text:p>
            <text:p text:style-name="P3"/>
            <text:p text:style-name="P3">This quiz is not graded.</text:p>
          </table:table-cell>
        </table:table-row>
      </table:table>
      <text:p text:style-name="P2"/>
      <text:list xml:id="list294720661714608162" text:style-name="L1">
        <text:list-item>
          <text:p text:style-name="P4">What is your Name? <text:s text:c="3"/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nswer: </text:p>
          </table:table-cell>
          <table:table-cell table:style-name="Table1.B1" office:value-type="string">
            <text:p text:style-name="P3"/>
          </table:table-cell>
        </table:table-row>
      </table:table>
      <text:p text:style-name="P3"/>
      <text:list xml:id="list92836678689271" text:continue-numbering="true" text:style-name="L1">
        <text:list-item>
          <text:p text:style-name="P4">What is your Tinker Academy Student ID? <text:s text:c="3"/></text:p>
        </text:list-item>
      </text:list>
      <text:p text:style-name="P3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Answer: </text:p>
          </table:table-cell>
          <table:table-cell table:style-name="Table3.B1" office:value-type="string">
            <text:p text:style-name="P3"/>
          </table:table-cell>
        </table:table-row>
      </table:table>
      <text:p text:style-name="P7"/>
      <text:list xml:id="list92835655882648" text:continue-numbering="true" text:style-name="L1">
        <text:list-item>
          <text:p text:style-name="P5">Which school do you go to?</text:p>
        </text:list-item>
      </text:list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Answer: </text:p>
          </table:table-cell>
          <table:table-cell table:style-name="Table4.B1" office:value-type="string">
            <text:p text:style-name="P3"/>
          </table:table-cell>
        </table:table-row>
      </table:table>
      <text:p text:style-name="P7"/>
      <text:list xml:id="list92837273080885" text:continue-numbering="true" text:style-name="L1">
        <text:list-item>
          <text:p text:style-name="P5">Which grade are you in?</text:p>
        </text:list-item>
      </text:list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Answer: </text:p>
          </table:table-cell>
          <table:table-cell table:style-name="Table5.B1" office:value-type="string">
            <text:p text:style-name="P3"/>
          </table:table-cell>
        </table:table-row>
      </table:table>
      <text:p text:style-name="P7"/>
      <text:list xml:id="list92836320486534" text:continue-numbering="true" text:style-name="L1">
        <text:list-item>
          <text:p text:style-name="P5">Tell us why <text:span text:style-name="T1">you</text:span> like programming :)</text:p>
        </text:list-item>
      </text:list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Answer: </text:p>
          </table:table-cell>
          <table:table-cell table:style-name="Table6.B1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1T09:12:31.520369000</meta:creation-date>
    <dc:date>2014-08-31T09:28:35.004071000</dc:date>
    <meta:editing-duration>PT48S</meta:editing-duration>
    <meta:editing-cycles>1</meta:editing-cycles>
    <meta:document-statistic meta:table-count="6" meta:image-count="0" meta:object-count="0" meta:page-count="1" meta:paragraph-count="16" meta:word-count="62" meta:character-count="312" meta:non-whitespace-character-count="255"/>
    <meta:generator>LibreOffice/4.3.1.2$MacOSX_X86_64 LibreOffice_project/958349dc3b25111dbca392fbc281a05559ef6848</meta:generator>
  </office:meta>
</office:document-meta>
</file>